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The Hitchhiker's Guide to Online Anonymity</text:p>
      <text:h text:style-name="Heading_20_3" text:outline-level="3"><text:bookmark-start text:name="privacy-security-anonymity-community-matrixdiscord-chatrooms-rules"/>Privacy Security Anonymity Community Matrix/Discord chatrooms rules:<text:bookmark-end text:name="privacy-security-anonymity-community-matrixdiscord-chatrooms-rules"/></text:h>
      <text:p text:style-name="First_20_paragraph">You will find here the rules for the rooms part of the PSA Community. These rules are valid on Matrix and/or Discord if applicable.</text:p>
      <text:p text:style-name="Text_20_body"><text:span text:style-name="T1">Note that rooms part of the PSA community keep their sovereignty and can apply their own local rules, with their own local moderation. Some of the rooms are following the general rules. Some are not.</text:span></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psabans" office:name=""><text:span text:style-name="Definition">PSA 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enforced on <text:span text:style-name="Source_Text">#anonymity:matrix.org</text:span>, <text:span text:style-name="Source_Text">#security:matrix.org</text:span>, <text:span text:style-name="Source_Text">#OSINT:matrix.org</text:span>, and not applied on rooms with their own ruleset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item>
          <text:p text:style-name="P2"><text:span text:style-name="T1">Any discussion about AnonyPla / Lena whereabouts is only tolerated, to an extent, in the </text:span><text:span text:style-name="Source_Text">#Bnonymity:matrix.org</text:span><text:span text:style-name="T1"> room.</text:span></text:p>
        </text:list-item>
      </text:list>
      <text:p text:style-name="First_20_paragraph">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privacymatrix.org"/>Rules for Nothing To Hide Privacy (<text:span text:style-name="Source_Text">#privacy:matrix.org</text:span>):<text:bookmark-end text:name="rules-for-nothing-to-hide-privacy-privacymatrix.org"/></text:h>
      <text:list text:style-name="L3">
        <text:list-item>
          <text:p text:style-name="P3">Zero tolerance for discussion of how to commit illicit acts</text:p>
        </text:list-item>
        <text:list-item>
          <text:p text:style-name="P3">LIMIT POLITICAL DISCUSSION TO PRIVACY-RELATED TOPICS ONLY</text:p>
        </text:list-item>
        <text:list-item>
          <text:p text:style-name="P3">Do not dox others</text:p>
        </text:list-item>
        <text:list-item>
          <text:p text:style-name="P3">No suspicious links or uploading of non-image binary files</text:p>
        </text:list-item>
        <text:list-item>
          <text:p text:style-name="P3">Be respectful</text:p>
        </text:list-item>
      </text:list>
      <text:h text:style-name="Heading_20_4" text:outline-level="4"><text:bookmark-start text:name="rules-for-modern-cryptography-moderncryptognuradio.org"/>Rules for Modern Cryptography (<text:span text:style-name="Source_Text">#moderncrypto:gnuradio.org</text:span>):<text:bookmark-end text:name="rules-for-modern-cryptography-moderncryptognuradio.org"/></text:h>
      <text:p text:style-name="First_20_paragraph">See <text:a xlink:type="simple" xlink:href="https://anonymousplanet.org/moderncrypto-rules.html" office:name=""><text:span text:style-name="Definition">https://anonymousplanet.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bnonymitymatrix.org"/>Rules for Bnonymity (<text:span text:style-name="Source_Text">#bnonymity:matrix.org</text:span>):<text:bookmark-end text:name="rules-for-bnonymity-bnonymitymatrix.org"/></text:h>
      <text:list text:style-name="L4">
        <text:list-item>
          <text:p text:style-name="P4">Keep it legal (seriously)</text:p>
        </text:list-item>
        <text:list-item>
          <text:p text:style-name="P4">English only (no Russian, no Chinese, English only)</text:p>
        </text:list-item>
        <text:list-item>
          <text:p text:style-name="P4">Be “somewhat” respectful to each other</text:p>
        </text:list-item>
        <text:list-item>
          <text:p text:style-name="P4">No hate speech (No racism, no homophobia, no transphobia…)</text:p>
        </text:list-item>
        <text:list-item>
          <text:p text:style-name="P4">No spammerino (scams, ads, flooding…)</text:p>
        </text:list-item>
        <text:list-item>
          <text:p text:style-name="P4">No doxxing</text:p>
        </text:list-item>
        <text:list-item>
          <text:p text:style-name="P4">No NSFW content (no Porn, no Gore, no Hentai…)</text:p>
        </text:list-item>
        <text:list-item>
          <text:p text:style-name="P4">All of the above can result in an insta-ban depending on the severity</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5">
        <text:list-item>
          <text:p text:style-name="P5">Talks about Sci-Hub and/or LibGen are allowed</text:p>
        </text:list-item>
        <text:list-item>
          <text:p text:style-name="P5">Talks about torrenting anonymously are allowed unless the purpose is blatantly illegal</text:p>
        </text:list-item>
      </text:list>
      <text:h text:style-name="Heading_20_4" text:outline-level="4"><text:bookmark-start text:name="psa-bans"/>PSA Bans:<text:bookmark-end text:name="psa-bans"/></text:h>
      <text:p text:style-name="First_20_paragraph">Currently, the following rooms are sharing a common PSA banlist for serious offenders: - <text:span text:style-name="Source_Text">#Anonymity:matrix.org</text:span> - <text:span text:style-name="Source_Text">#Security:matrix.org</text:span> - <text:span text:style-name="Source_Text">#Bnonymity:matrix.org</text:span> - <text:span text:style-name="Source_Text">#OSINT:matrix.org</text:span> - <text:span text:style-name="Source_Text">#ModernCrypto:gnuradio.org</text:span></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6">
        <text:list-item>
          <text:p text:style-name="P6"><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